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B50000003E3D575B44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StarSymbol1" svg:font-family="StarSymbol"/>
    <style:font-face style:name="CAAAAA+BitstreamVeraSerif-Roman" svg:font-family="CAAAAA+BitstreamVeraSerif-Roman" style:font-family-generic="roman"/>
    <style:font-face style:name="Avant Garde Gothic" svg:font-family="'Avant Garde Gothic'" style:font-family-generic="swiss"/>
    <style:font-face style:name="Courier 10 Pitch" svg:font-family="'Courier 10 Pitch'" style:font-pitch="fixed"/>
    <style:font-face style:name="Avant Garde Gothic1" svg:font-family="'Avant Garde Gothic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automatic-styles>
    <style:style style:name="Tabela10" style:family="table">
      <style:table-properties style:width="19.001cm" table:align="margins"/>
    </style:style>
    <style:style style:name="Tabela10.A" style:family="table-column">
      <style:table-column-properties style:column-width="3.874cm" style:rel-column-width="13362*"/>
    </style:style>
    <style:style style:name="Tabela10.B" style:family="table-column">
      <style:table-column-properties style:column-width="15.127cm" style:rel-column-width="52173*"/>
    </style:style>
    <style:style style:name="Tabela10.A1" style:family="table-cell">
      <style:table-cell-properties fo:background-color="#e6e6e6" fo:padding="0.097cm" fo:border="none">
        <style:background-image/>
      </style:table-cell-properties>
    </style:style>
    <style:style style:name="Tabela15" style:family="table">
      <style:table-properties style:width="19.001cm" table:align="margins"/>
    </style:style>
    <style:style style:name="Tabela15.A" style:family="table-column">
      <style:table-column-properties style:column-width="1.54cm" style:rel-column-width="5311*"/>
    </style:style>
    <style:style style:name="Tabela15.B" style:family="table-column">
      <style:table-column-properties style:column-width="2.84cm" style:rel-column-width="9793*"/>
    </style:style>
    <style:style style:name="Tabela15.C" style:family="table-column">
      <style:table-column-properties style:column-width="14.621cm" style:rel-column-width="50431*"/>
    </style:style>
    <style:style style:name="Tabela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5.C1" style:family="table-cell">
      <style:table-cell-properties fo:padding="0.097cm" fo:border="0.002cm solid #000000"/>
    </style:style>
    <style:style style:name="Tabela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5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ela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9.001cm" table:align="margins"/>
    </style:style>
    <style:style style:name="Tabela7.A" style:family="table-column">
      <style:table-column-properties style:column-width="3.935cm" style:rel-column-width="13574*"/>
    </style:style>
    <style:style style:name="Tabela7.B" style:family="table-column">
      <style:table-column-properties style:column-width="15.065cm" style:rel-column-width="51961*"/>
    </style:style>
    <style:style style:name="Tabe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fo:padding="0.097cm" fo:border="0.002cm solid #000000"/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style:font-name="Avant Garde Gothic1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text-properties style:font-name="Avant Garde Gothic1" fo:font-size="10pt" style:font-size-asian="10pt" style:font-size-complex="10pt"/>
    </style:style>
    <style:style style:name="P5" style:family="paragraph" style:parent-style-name="Table_20_Contents">
      <style:text-properties style:font-name="Avant Garde Gothic1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Avant Garde Gothic1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Avant Garde Gothic1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Avant Garde Gothic1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text-properties style:font-name="Avant Garde Gothic1" fo:font-size="12pt" style:font-size-asian="12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style:font-name="Avant Garde Gothic1" fo:font-size="12pt" style:font-size-asian="12pt" style:font-size-complex="12pt"/>
    </style:style>
    <style:style style:name="P11" style:family="paragraph" style:parent-style-name="Table_20_Contents">
      <style:text-properties style:font-name="Avant Garde Gothic1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Avant Garde Gothic1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text-properties style:font-name="Avant Garde Gothic1"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vant Garde Gothic1" fo:font-size="9pt" style:font-size-asian="9pt" style:font-size-complex="9pt"/>
    </style:style>
    <style:style style:name="P15" style:family="paragraph" style:parent-style-name="Table_20_Contents">
      <style:text-properties style:font-name="Courier 10 Pitch" fo:font-size="12pt" style:font-size-asian="12pt" style:font-size-complex="12pt"/>
    </style:style>
    <style:style style:name="P16" style:family="paragraph" style:parent-style-name="Table_20_Contents"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Courier 10 Pitch" fo:font-size="10pt" style:font-size-asian="10pt" style:font-size-complex="10pt"/>
    </style:style>
    <style:style style:name="P18" style:family="paragraph" style:parent-style-name="Table_20_Contents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Avant Garde Gothic1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vant Garde Gothic1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Avant Garde Gothic1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Avant Garde Gothic1" fo:font-size="12pt" style:font-size-asian="12pt" style:font-size-complex="12pt"/>
    </style:style>
    <style:style style:name="P24" style:family="paragraph" style:parent-style-name="Standard">
      <style:text-properties style:font-name="Avant Garde Gothic1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Avant Garde Gothic1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>
      <style:paragraph-properties style:text-autospace="none"/>
      <style:text-properties style:font-name="Courier 10 Pitch" fo:font-size="12pt" style:font-name-asian="CAAAAA+BitstreamVeraSerif-Roman" style:font-size-asian="12pt" style:font-name-complex="CAAAAA+BitstreamVeraSerif-Roman" style:font-size-complex="12pt"/>
    </style:style>
    <style:style style:name="P27" style:family="paragraph" style:parent-style-name="Standard">
      <style:text-properties style:font-name="Courier 10 Pitch" fo:font-size="10pt" fo:font-weight="normal" style:font-name-asian="CAAAAA+BitstreamVeraSerif-Roman" style:font-size-asian="10pt" style:font-weight-asian="normal" style:font-name-complex="CAAAAA+BitstreamVeraSerif-Roman" style:font-size-complex="10pt" style:font-weight-complex="normal"/>
    </style:style>
    <style:style style:name="P28" style:family="paragraph" style:parent-style-name="Standard">
      <style:paragraph-properties style:text-autospace="non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Courier 10 Pitch" fo:font-size="10pt" style:font-name-asian="CAAAAA+BitstreamVeraSerif-Roman" style:font-size-asian="10pt" style:font-name-complex="CAAAAA+BitstreamVeraSerif-Roman" style:font-size-complex="10pt"/>
    </style:style>
    <style:style style:name="P30" style:family="paragraph" style:parent-style-name="Standard">
      <style:paragraph-properties style:text-autospace="none"/>
      <style:text-properties style:font-name="Courier 10 Pitch" fo:font-size="10pt" style:font-name-asian="CAAAAA+BitstreamVeraSerif-Roman" style:font-size-asian="10pt" style:font-name-complex="CAAAAA+BitstreamVeraSerif-Roman" style:font-size-complex="10pt"/>
    </style:style>
    <style:style style:name="P31" style:family="paragraph" style:parent-style-name="Standard">
      <style:text-properties style:font-name="Courier 10 Pitch" fo:font-size="10pt" style:font-size-asian="10pt" style:font-size-complex="10pt"/>
    </style:style>
    <style:style style:name="P32" style:family="paragraph" style:parent-style-name="Footer">
      <style:text-properties style:font-name="Avant Garde Gothic" fo:font-size="10pt" style:font-size-asian="10pt" style:font-size-complex="10pt"/>
    </style:style>
    <style:style style:name="P33" style:family="paragraph" style:parent-style-name="Text_20_body">
      <style:text-properties style:font-name="Avant Garde Gothic1" fo:font-size="12pt" fo:font-weight="bol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top="0cm" fo:margin-bottom="0cm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top="0cm" fo:margin-bottom="0cm"/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margin-top="0cm" fo:margin-bottom="0cm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margin-top="0cm" fo:margin-bottom="0cm"/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P38" style:family="paragraph" style:parent-style-name="Table_20_Contents">
      <style:paragraph-properties fo:margin-top="0cm" fo:margin-bottom="0cm"/>
      <style:text-properties style:font-name="Courier 10 Pitch" fo:font-size="10pt" style:font-size-asian="10pt" style:font-size-complex="10pt"/>
    </style:style>
    <style:style style:name="P39" style:family="paragraph" style:parent-style-name="Table_20_Contents">
      <style:paragraph-properties fo:margin-top="0cm" fo:margin-bottom="0cm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margin-top="0cm" fo:margin-bottom="0cm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margin-top="0cm" fo:margin-bottom="0cm"/>
      <style:text-properties style:font-name="Avant Garde Gothic1" fo:font-size="12pt" style:font-size-asian="12pt" style:font-size-complex="12pt"/>
    </style:style>
    <style:style style:name="P42" style:family="paragraph" style:parent-style-name="Table_20_Contents">
      <style:paragraph-properties fo:margin-top="0cm" fo:margin-bottom="0cm"/>
      <style:text-properties style:font-name="Avant Garde Gothic1" fo:font-size="12pt" fo:font-weight="normal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margin-top="0cm" fo:margin-bottom="0cm"/>
      <style:text-properties style:font-name="Avant Garde Gothic1" fo:font-size="12pt" fo:font-weight="bold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margin-top="0cm" fo:margin-bottom="0cm"/>
      <style:text-properties style:font-name="Avant Garde Gothic1" fo:font-size="10pt" style:font-size-asian="10pt" style:font-size-complex="10pt"/>
    </style:style>
    <style:style style:name="P45" style:family="paragraph" style:parent-style-name="Table_20_Contents">
      <style:paragraph-properties fo:margin-top="0cm" fo:margin-bottom="0cm"/>
      <style:text-properties style:font-name="Avant Garde Gothic1" fo:font-size="10pt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cm" fo:margin-right="0cm" fo:margin-top="0cm" fo:margin-bottom="0cm" fo:text-indent="0cm" style:auto-text-indent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fo:text-indent="0cm" style:auto-text-indent="false"/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fo:text-indent="0cm" style:auto-text-indent="false"/>
      <style:text-properties style:font-name="Courier 10 Pitch" fo:font-size="10pt" style:font-size-asian="10pt" style:font-size-complex="10pt"/>
    </style:style>
    <style:style style:name="P49" style:family="paragraph" style:parent-style-name="Table_20_Contents">
      <style:paragraph-properties fo:margin-left="0cm" fo:margin-right="0cm" fo:margin-top="0cm" fo:margin-bottom="0cm" fo:text-indent="0cm" style:auto-text-indent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margin-top="0cm" fo:margin-bottom="0.212cm"/>
    </style:style>
    <style:style style:name="P51" style:family="paragraph" style:parent-style-name="Table_20_Contents">
      <style:paragraph-properties fo:margin-top="0cm" fo:margin-bottom="0.212cm"/>
      <style:text-properties style:font-name="Avant Garde Gothic1" fo:font-size="12pt" style:font-size-asian="12pt" style:font-size-complex="12pt"/>
    </style:style>
    <style:style style:name="P52" style:family="paragraph" style:parent-style-name="Table_20_Contents">
      <style:paragraph-properties fo:margin-top="0cm" fo:margin-bottom="0.212cm"/>
      <style:text-properties style:font-name="Courier 10 Pitch" fo:font-size="10pt" style:font-size-asian="10pt" style:font-size-complex="10pt"/>
    </style:style>
    <style:style style:name="P53" style:family="paragraph" style:parent-style-name="Standard" style:list-style-name="L1">
      <style:text-properties style:font-name="Avant Garde Gothic1" fo:font-size="14pt" fo:font-weight="bold" style:font-size-asian="14pt" style:font-weight-asian="bold" style:font-size-complex="14pt" style:font-weight-complex="bold"/>
    </style:style>
    <style:style style:name="P54" style:family="paragraph" style:parent-style-name="Table_20_Contents" style:list-style-name="L2">
      <style:text-properties style:font-name="Avant Garde Gothic1" fo:font-size="12pt" style:font-size-asian="12pt" style:font-size-complex="12pt"/>
    </style:style>
    <style:style style:name="P55" style:family="paragraph" style:parent-style-name="Table_20_Contents" style:list-style-name="L2">
      <style:paragraph-properties fo:text-align="start" style:justify-single-word="false"/>
      <style:text-properties style:font-name="Avant Garde Gothic1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Avant Garde Gothic1"/>
    </style:style>
    <style:style style:name="T4" style:family="text">
      <style:text-properties style:font-name="Avant Garde Gothic1" fo:font-size="12pt" style:font-size-asian="12pt" style:font-size-complex="12pt"/>
    </style:style>
    <style:style style:name="T5" style:family="text">
      <style:text-properties style:font-name="Avant Garde Gothic1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Avant Garde Gothic1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min-label-width="0.635cm"/>
      </text:list-level-style-number>
      <text:list-level-style-number text:level="2" text:style-name="Numbering_20_Symbols" style:num-suffix="." style:num-format="1">
        <style:list-level-properties text:space-before="0.635cm" text:min-label-width="0.635cm"/>
      </text:list-level-style-number>
      <text:list-level-style-number text:level="3" text:style-name="Numbering_20_Symbols" style:num-suffix="." style:num-format="1">
        <style:list-level-properties text:space-before="1.27cm" text:min-label-width="0.635cm"/>
      </text:list-level-style-number>
      <text:list-level-style-number text:level="4" text:style-name="Numbering_20_Symbols" style:num-suffix="." style:num-format="1">
        <style:list-level-properties text:space-before="1.905cm" text:min-label-width="0.635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7">Título</text:p>
          </table:table-cell>
          <table:table-cell table:style-name="Tabela10.A1" office:value-type="string">
            <text:p text:style-name="P9">Manual Instalação e-cidade no Ubuntu Server 12.04 LTS</text:p>
          </table:table-cell>
        </table:table-row>
        <table:table-row>
          <table:table-cell table:style-name="Tabela10.A1" office:value-type="string">
            <text:p text:style-name="P7">Autor</text:p>
          </table:table-cell>
          <table:table-cell table:style-name="Tabela10.A1" office:value-type="string">
            <text:p text:style-name="P9">Fabrízio de Royes Mello, Felipe Diefenbach</text:p>
          </table:table-cell>
        </table:table-row>
        <table:table-row>
          <table:table-cell table:style-name="Tabela10.A1" office:value-type="string">
            <text:p text:style-name="P7">Colaboração</text:p>
          </table:table-cell>
          <table:table-cell table:style-name="Tabela10.A1" office:value-type="string">
            <text:p text:style-name="P9">Luís Fernando Paiva Sâmia – Gerência de Inovações Tecnológicas - DSI/MPOG</text:p>
          </table:table-cell>
        </table:table-row>
        <table:table-row>
          <table:table-cell table:style-name="Tabela10.A1" office:value-type="string">
            <text:p text:style-name="P7">Direitos</text:p>
          </table:table-cell>
          <table:table-cell table:style-name="Tabela10.A1" office:value-type="string">
            <text:p text:style-name="P9">DBSeller Serviços de Informática LTDA.</text:p>
          </table:table-cell>
        </table:table-row>
        <table:table-row>
          <table:table-cell table:style-name="Tabela10.A1" office:value-type="string">
            <text:p text:style-name="P7">Data Criação</text:p>
          </table:table-cell>
          <table:table-cell table:style-name="Tabela10.A1" office:value-type="string">
            <text:p text:style-name="P9">05/11/12</text:p>
          </table:table-cell>
        </table:table-row>
        <table:table-row>
          <table:table-cell table:style-name="Tabela10.A1" office:value-type="string">
            <text:p text:style-name="P7">Importante</text:p>
          </table:table-cell>
          <table:table-cell table:style-name="Tabela10.A1" office:value-type="string">
            <text:p text:style-name="P10">Para este procedimento recomenda-se conhecimentos na instalação de sistemas operacionais linux e apt-get.</text:p>
            <text:p text:style-name="P10">O servidor que será utilizado para instalação deverá estar conectado a internet, pois os pacotes serão baixados dos repositórios.</text:p>
          </table:table-cell>
        </table:table-row>
      </table:table>
      <text:p text:style-name="P33"/>
      <text:list xml:id="list3869642649795340410" text:style-name="L1">
        <text:list-item>
          <text:p text:style-name="P53">Revisões</text:p>
        </text:list-item>
      </text:list>
      <table:table table:name="Tabela15" table:style-name="Tabela15">
        <table:table-column table:style-name="Tabela15.A"/>
        <table:table-column table:style-name="Tabela15.B"/>
        <table:table-column table:style-name="Tabela15.C"/>
        <table:table-row>
          <table:table-cell table:style-name="Tabela15.A1" office:value-type="string">
            <text:p text:style-name="P12">Nro</text:p>
          </table:table-cell>
          <table:table-cell table:style-name="Tabela15.A1" office:value-type="string">
            <text:p text:style-name="P12">Data</text:p>
          </table:table-cell>
          <table:table-cell table:style-name="Tabela15.C1" office:value-type="string">
            <text:p text:style-name="P12">Observações</text:p>
          </table:table-cell>
        </table:table-row>
        <table:table-row>
          <table:table-cell table:style-name="Tabela15.A2">
            <text:p text:style-name="P14"/>
          </table:table-cell>
          <table:table-cell table:style-name="Tabela15.B2">
            <text:p text:style-name="P14"/>
          </table:table-cell>
          <table:table-cell table:style-name="Tabela15.C2" office:value-type="string">
            <text:p text:style-name="P13"/>
          </table:table-cell>
        </table:table-row>
      </table:table>
      <text:p text:style-name="P24"/>
      <text:list xml:id="list1641726721" text:continue-numbering="true" text:style-name="L1">
        <text:list-item>
          <text:p text:style-name="P53">Instalação Ubuntu Server 12.04 LTS</text:p>
        </text:list-item>
      </text:list>
      <text:p text:style-name="P6"/>
      <text:p text:style-name="P6">2.1 - Download</text:p>
      <text:p text:style-name="P9">No site http://www.ubuntu.com/getubuntu/download-server existem disponíveis para download a versão 12.04LTS de acordo com a sua arquitetura 32 ou 64 bits.</text:p>
      <text:p text:style-name="P6">Dica: <text:span text:style-name="T8">Se o seu servidor possuir mais de 4GB de memória RAM então instale a versão 64 bits do sistema operacional.</text:span></text:p>
      <text:p text:style-name="P11"/>
      <text:p text:style-name="P6">2.2 - Instalação</text:p>
      <text:p text:style-name="P9">A instalação do Ubuntu Server deve ser padrão. Para maiores informações acessar:</text:p>
      <text:p text:style-name="P9">https://help.ubuntu.com/12.04/serverguide/C/index.html</text:p>
      <text:p text:style-name="P6"/>
      <text:p text:style-name="P6">2.3 – Edição arquivos de configuração</text:p>
      <text:p text:style-name="P11">Sugerimos utilizar o editor “vim” para edição dos arquivos de configuração que serão alterados nessa instalação. Mais informações sobre o “vim” podem ser obtidas em:</text:p>
      <text:p text:style-name="P11">http://www.vim.org</text:p>
      <text:p text:style-name="P6"/>
      <text:p text:style-name="P6"/>
      <text:p text:style-name="P6"/>
      <text:p text:style-name="P6"/>
      <text:p text:style-name="P6"><text:soft-page-break/>2.4 – Observações</text:p>
      <text:p text:style-name="P11">Esse manual contempla a instalação de um Servidor para uso do e-cidade, necessitando então que o usuário tenha outro computador para acesso, via Firefox, ao sistema ou instale o ambiente gráfico no servidor (não recomendado para ambientes de produção), durante a instalação do servidor você deve fornecer um nome de usuário diferente de “dbseller”, pois mais adiante o mesmo será utilizado para administrar o E-cidade:</text:p>
      <text:p text:style-name="P18">$ sudo apt-get install ubuntu-desktop </text:p>
      <text:p text:style-name="P22"/>
      <text:p text:style-name="P22"/>
      <text:list xml:id="list976175946" text:continue-numbering="true" text:style-name="L1">
        <text:list-item>
          <text:p text:style-name="P53">Instalação PostgreSQL 9.2 (sem otimização de performance)</text:p>
        </text:list-item>
      </text:list>
      <text:p text:style-name="P6"/>
      <text:p text:style-name="P6">3.1 - Preparação</text:p>
      <text:p text:style-name="P9">Para instalar o PostgreSQL 9.2 teremos de utilizar uma ferramenta do apt chamada “apt-add-repository” que nos prove as últimas atualizações dos pacotes requeridos através de um canal seguro e confiável uma vez que os pacotes são distribuídos pelos mantenedores do pacote no Ubuntu server 12.04. Para isso precisamos realizar os seguintes passos:</text:p>
      <text:p text:style-name="P9"/>
      <text:p text:style-name="P9">Certifique-se de ter instaldo o pacote: </text:p>
      <text:p text:style-name="P17">$ sudo apt-get install python-software-properties</text:p>
      <text:p text:style-name="P17"/>
      <text:p text:style-name="P51">Em seguida adicione os seguintes repositórios com o comando “apt-add-repository”</text:p>
      <text:p text:style-name="P51"/>
      <text:p text:style-name="P50"><text:span text:style-name="T4">$ </text:span><text:span text:style-name="T10">sudo apt-add-repository </text:span><text:span text:style-name="Strong_20_Emphasis"><text:span text:style-name="T10">ppa:pitti/postgresql</text:span></text:span></text:p>
      <text:p text:style-name="P50"><text:span text:style-name="Strong_20_Emphasis"/></text:p>
      <text:p text:style-name="P50"><text:span text:style-name="Strong_20_Emphasis"><text:span text:style-name="T6">Observações:</text:span></text:span><text:span text:style-name="Strong_20_Emphasis"><text:span text:style-name="T5"> Maiores detalhes sobre a utilização do repositório podem ser encontradas no site https://launchpad.net/~pitti/+archive/postgresql</text:span></text:span></text:p>
      <text:p text:style-name="P51"/>
      <text:p text:style-name="P6">3.2 - Instalação</text:p>
      <text:p text:style-name="P9">Para instalar o PostgreSQL 9.2 basta utilizar a ferramenta apt-get:</text:p>
      <text:p text:style-name="P17">$ sudo apt-get update</text:p>
      <text:p text:style-name="P17">$ sudo apt-get install postgresql-9.2 postgresql-contrib-9.2</text:p>
      <text:p text:style-name="P18"/>
      <text:p text:style-name="P6"/>
      <text:p text:style-name="P6"/>
      <text:p text:style-name="P6"/>
      <text:p text:style-name="P6"><text:soft-page-break/>3.3 - Configuração Cluster</text:p>
      <text:p text:style-name="P9"/>
      <text:p text:style-name="P9">Devemos utilizar o encoding LATIN1 (ISO-8859-1) no Cluster do PostgreSQL 9.2 onde será instalado o e-cidade. </text:p>
      <text:p text:style-name="P9"/>
      <text:p text:style-name="P9">a) Remover o cluster atual:</text:p>
      <text:p text:style-name="P17">$ sudo pg_dropcluster --stop 9.2 main</text:p>
      <text:p text:style-name="P23"/>
      <text:p text:style-name="P23">b) Corrigir a ordenação do encode no ISO-8859-1:</text:p>
      <text:p text:style-name="P31"/>
      <text:p text:style-name="P31">$ sudo vi /usr/share/i18n/locales/pt_BR</text:p>
      <text:p text:style-name="Standard"/>
      <text:p text:style-name="Standard"/>
      <text:p text:style-name="P23">c) Adicionar no trecho do <text:s/>LC_COLLATE as linhas a seguir, entre “LC_COLLATE” e “END LC_COLLATE”:</text:p>
      <text:p text:style-name="P23"/>
      <text:p text:style-name="Standard">LC_COLLATE</text:p>
      <text:p text:style-name="P52">copy "iso14651_t1"</text:p>
      <text:p text:style-name="P52"/>
      <text:p text:style-name="P52">reorder-after &lt;U00A0&gt;</text:p>
      <text:p text:style-name="P52">&lt;U0020&gt;&lt;CAP&gt;;&lt;CAP&gt;;&lt;CAP&gt;;&lt;U0020&gt;</text:p>
      <text:p text:style-name="P52">reorder-end</text:p>
      <text:p text:style-name="Standard"/>
      <text:p text:style-name="Standard">END LC_COLLATE</text:p>
      <text:p text:style-name="Standard"/>
      <text:p text:style-name="Standard"/>
      <text:p text:style-name="P23">d) Redefinir o locale</text:p>
      <text:p text:style-name="Standard"/>
      <text:p text:style-name="P31">$ sudo localedef -i pt_BR -c -f ISO-8859-1 -A /usr/share/locale/locale.alias pt_BR</text:p>
      <text:p text:style-name="P31"/>
      <text:p text:style-name="P23">e) regerar o locale alterado e reconfigurar o sistema para fazer uso dele:</text:p>
      <text:p text:style-name="Standard"/>
      <text:p text:style-name="P17">$ sudo locale-gen pt_BR</text:p>
      <text:p text:style-name="P17">$ sudo dpkg-reconfigure locales</text:p>
      <text:p text:style-name="P17">$ export LC_ALL=pt_BR</text:p>
      <text:p text:style-name="P17">$ sudo echo LC_ALL=pt_BR &gt;&gt; /etc/environment</text:p>
      <text:p text:style-name="P17"/>
      <text:p text:style-name="P23">f) Criar novo cluster como LATIN1:</text:p>
      <text:p text:style-name="P23"/>
      <text:p text:style-name="P17">$ sudo pg_createcluster -e LATIN1 9.2 main</text:p>
      <text:p text:style-name="P9"/>
      <text:p text:style-name="P9"><text:soft-page-break/>g) Iniciar servidor PostgreSQL</text:p>
      <text:p text:style-name="P17">$ sudo /etc/init.d/postgresql start</text:p>
      <text:p text:style-name="P17"/>
      <text:p text:style-name="P9">h) Editar o /etc/postgresql/9.2/main/pg_hba.conf e deixar conforme segue:</text:p>
      <text:p text:style-name="P38">$ sudo vim <text:span text:style-name="T3">/etc/postgresql/9.2/main/pg_hba.conf</text:span></text:p>
      <text:p text:style-name="P44"/>
      <text:p text:style-name="P38">Alterar as linhas no final do arquivo que estão sem o #, colocando trust no lugar da última coluna:</text:p>
      <text:p text:style-name="P38"/>
      <text:p text:style-name="P38">local <text:s text:c="2"/>all <text:s text:c="8"/>all <text:s text:c="30"/>trust <text:s text:c="3"/></text:p>
      <text:p text:style-name="P38">host <text:s text:c="3"/>all <text:s text:c="8"/>all <text:s text:c="8"/>127.0.0.1/32 <text:s text:c="9"/>trust</text:p>
      <text:p text:style-name="P38">host <text:s text:c="3"/>all <text:s text:c="8"/>all <text:s text:c="8"/>::1/128 <text:s text:c="14"/>trust</text:p>
      <text:p text:style-name="P39"/>
      <text:p text:style-name="P36"/>
      <text:p text:style-name="P42">i) Recarregar as configurações do PostgreSQL:</text:p>
      <text:p text:style-name="P37"/>
      <text:p text:style-name="P40">$ sudo /etc/init.d/postgresql reload</text:p>
      <text:p text:style-name="P25"/>
      <text:p text:style-name="P20"/>
      <text:p text:style-name="P41">j) Após a recriação do cluster o resultado da verificação deve ser o que segue:</text:p>
      <text:p text:style-name="P38"/>
      <text:p text:style-name="P38">$ psql -U postgres -h localhost -l </text:p>
      <text:p text:style-name="P38"><text:s text:c="18"/>List of databases </text:p>
      <text:p text:style-name="P38"><text:s text:c="14"/>Name <text:s text:c="13"/>| <text:s/>Owner <text:s text:c="2"/>| Encoding </text:p>
      <text:p text:style-name="P38">--------------------------------+----------+---------- </text:p>
      <text:p text:style-name="P38"><text:s/>postgres <text:s text:c="22"/>| postgres | LATIN1 </text:p>
      <text:p text:style-name="P38"><text:s/>template0 <text:s text:c="21"/>| postgres | LATIN1 </text:p>
      <text:p text:style-name="P38"><text:s/>template1 <text:s text:c="21"/>| postgres | LATIN1 </text:p>
      <text:p text:style-name="P38">(3 rows) </text:p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3.4 - Configuração Principal (/etc/postgresql/9.2/main/postgresql.conf)</text:p>
      <text:p text:style-name="P11"/>
      <text:p text:style-name="P11">a) Configurações a serem alteradas no postgresql.conf (o restante dos parâmetros ficam inalterados):</text:p>
      <text:p text:style-name="P37"/>
      <text:p text:style-name="P40">$ sudo vim /etc/postgresql/9.2/main/postgresql.conf</text:p>
      <text:p text:style-name="P40"/>
      <text:p text:style-name="P46">listen_addresses = '*'</text:p>
      <text:p text:style-name="P46">max_connections = 20</text:p>
      <text:p text:style-name="P34">bytea_output = 'escape'</text:p>
      <text:p text:style-name="P34"/>
      <text:p text:style-name="P34">max_locks_per_transaction = 256</text:p>
      <text:p text:style-name="P34"/>
      <text:p text:style-name="P34">default_with_oids = on </text:p>
      <text:p text:style-name="P34">escape_string_warning = off</text:p>
      <text:p text:style-name="P34">standard_conforming_strings = off</text:p>
      <text:p text:style-name="P35"/>
      <text:p text:style-name="P11">b) Reiniciar PostgreSQL:</text:p>
      <text:p text:style-name="P40">$ sudo /etc/init.d/postgresql restart</text:p>
      <text:p text:style-name="P5"/>
      <text:p text:style-name="P6"/>
      <text:list xml:id="list1854184444" text:continue-numbering="true" text:style-name="L1">
        <text:list-item>
          <text:p text:style-name="P53">Instalação Apache 2</text:p>
        </text:list-item>
      </text:list>
      <text:p text:style-name="P6"/>
      <text:p text:style-name="P6">4.1 - Instalação</text:p>
      <text:p text:style-name="P9"/>
      <text:p text:style-name="P9">Para instalar o Apache 2 basta utilizar a ferramenta apt-get:</text:p>
      <text:p text:style-name="P17">$ sudo apt-get install apache2</text:p>
      <text:p text:style-name="P5"/>
      <text:p text:style-name="P6">4.2 - Editar arquivo /etc/apache2/apache2.conf</text:p>
      <text:p text:style-name="P18">$ sudo vim /etc/apache2/apache2.conf</text:p>
      <text:p text:style-name="P3"/>
      <text:p text:style-name="P41">a) Alterar o parâmetro Timeout para 12000</text:p>
      <text:p text:style-name="P41"/>
      <text:p text:style-name="P48">Timeout 12000</text:p>
      <text:p text:style-name="P44"/>
      <text:p text:style-name="P41"><text:span text:style-name="T2">Dica</text:span>: Caso você utilize proxy (squid) na sua rede tem que atentar para o “read timeout” do mesmo em que o padrão é 10 minutos, e dependendo do processamento a ser efetuado no sistema, um programa pode levar bem mais de 10 minutos para executar (Ex: Cálculo de Folha de Pagamento) então será necessário aumentar o valor desse parâmetro.</text:p>
      <text:p text:style-name="P41"/>
      <text:p text:style-name="P41"/>
      <text:p text:style-name="P41"><text:soft-page-break/></text:p>
      <text:p text:style-name="P41">b) Adicionar as seguintes linhas ao final do arquivo:</text:p>
      <text:p text:style-name="P41"/>
      <text:p text:style-name="P38"># linhas adicionadas para o e-cidade</text:p>
      <text:p text:style-name="P46">LimitRequestLine <text:s text:c="6"/>16382<text:line-break/>LimitRequestFieldSize <text:s/>16382</text:p>
      <text:p text:style-name="P45"/>
      <text:p text:style-name="P43"/>
      <text:p text:style-name="P6">4.3 - Editar arquivo /etc/apache2/conf.d/charset</text:p>
      <text:p text:style-name="P41"/>
      <text:p text:style-name="P41">a) Alterar o parâmetro AddDefaultCharset</text:p>
      <text:p text:style-name="P41"/>
      <text:p text:style-name="P48">AddDefaultCharset ISO-8859-1</text:p>
      <text:p text:style-name="P45"/>
      <text:p text:style-name="P43">ATENÇÃO! Cuidado para não deixar o AddDefaultCharset comentado, ou seja, com o caracter # no inicio!!</text:p>
      <text:p text:style-name="P6"/>
      <text:p text:style-name="P6">4.4 - Criação Pasta Arquivos Temporários</text:p>
      <text:p text:style-name="P41"/>
      <text:p text:style-name="P41">a) Deve ser criada uma pasta “tmp” no DOCUMENT_ROOT do Apache (/var/www)</text:p>
      <text:p text:style-name="P41"/>
      <text:p text:style-name="P49">$ sudo mkdir /var/www/tmp</text:p>
      <text:p text:style-name="P49">$ sudo chown -R www-data.www-data /var/www/tmp</text:p>
      <text:p text:style-name="P49">$ sudo chmod -R 777 /var/www/tmp</text:p>
      <text:p text:style-name="P49"/>
      <text:p text:style-name="P47"/>
      <text:list xml:id="list1534380369" text:continue-numbering="true" text:style-name="L1">
        <text:list-item>
          <text:p text:style-name="P53">Instalação PHP 5</text:p>
        </text:list-item>
      </text:list>
      <text:p text:style-name="P6"/>
      <text:p text:style-name="P6">5.1 - Instalação</text:p>
      <text:p text:style-name="P9"/>
      <text:p text:style-name="P9">Para instalar o PHP 5 e os módulos necessários basta utilizar a ferramenta apt-get:</text:p>
      <text:p text:style-name="P16"/>
      <text:p text:style-name="P18">$ sudo apt-get install php5 php5-gd php5-pgsql php5-cli php5-mhash php5-mcrypt</text:p>
      <text:p text:style-name="P5"/>
      <text:p text:style-name="P6">ATENÇÃO! As bibliotecas “bcmath”, “DOM” e “mbstring” devem estar instaladas também. Nas distribuições baseadas em Debian elas vem compiladas junto ao pacote do PHP5 e não existe em separado, mas em outras distribuições Linux isso pode ser diferente.</text:p>
      <text:p text:style-name="P6"/>
      <text:p text:style-name="P6"/>
      <text:p text:style-name="P6"/>
      <text:p text:style-name="P6"><text:soft-page-break/></text:p>
      <text:p text:style-name="P6">5.1 - Configuração</text:p>
      <text:p text:style-name="P9"/>
      <text:p text:style-name="P9">a) Criar pasta para os logs do PHP5</text:p>
      <text:p text:style-name="P27">$ sudo mkdir /var/www/log</text:p>
      <text:p text:style-name="P27">$ sudo chown -R www-data.www-data /var/www/log</text:p>
      <text:p text:style-name="P4"/>
      <text:p text:style-name="P9">b) Acertar permissões do /var/lib/php5</text:p>
      <text:p text:style-name="P27">$ sudo chown root.www-data /var/lib/php5</text:p>
      <text:p text:style-name="P27">$ sudo chmod g+r /var/lib/php5</text:p>
      <text:p text:style-name="P23"/>
      <text:p text:style-name="P9">c) Editar o arquivo /etc/php5/apache2/php.ini e modificar os parâmetros:</text:p>
      <text:p text:style-name="P9"/>
      <text:p text:style-name="P9"><text:span text:style-name="T2">Observações</text:span>: os parâmetros a serem configurados que na linha iniciam com o caracter #, este deve ser retirado.</text:p>
      <text:p text:style-name="P17">$ sudo vim /etc/php5/apache2/php.ini</text:p>
      <text:p text:style-name="P27">register_globals = on</text:p>
      <text:p text:style-name="P29">register_long_arrays = on</text:p>
      <text:p text:style-name="P29">register_argc_argv = on</text:p>
      <text:p text:style-name="P29">post_max_size = 64M</text:p>
      <text:p text:style-name="P29">magic_quotes_gpc = on</text:p>
      <text:p text:style-name="P29">upload_max_filesize = 64M</text:p>
      <text:p text:style-name="P29">default_socket_timeout = 60000</text:p>
      <text:p text:style-name="P29">max_execution_time = 60000</text:p>
      <text:p text:style-name="P29">max_input_time = 60000</text:p>
      <text:p text:style-name="P29">memory_limit = 512M</text:p>
      <text:p text:style-name="P29">allow_call_time_pass_reference = on</text:p>
      <text:p text:style-name="P29">error_reporting = E_ALL &amp; ~E_NOTICE</text:p>
      <text:p text:style-name="P29">display_errors = off</text:p>
      <text:p text:style-name="P29">log_errors = on</text:p>
      <text:p text:style-name="P29">error_log = /var/www/log/php-scripts.log</text:p>
      <text:p text:style-name="P30">session.gc_maxlifetime = 7200</text:p>
      <text:p text:style-name="P30"/>
      <text:p text:style-name="P26"/>
      <text:p text:style-name="P9">d) Reiniciar Servidor Web Apache</text:p>
      <text:p text:style-name="P28">$ sudo /etc/init.d/apache2 restart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0"/>
      <text:p text:style-name="P20"><text:soft-page-break/></text:p>
      <text:list xml:id="list598877892" text:continue-numbering="true" text:style-name="L1">
        <text:list-item>
          <text:p text:style-name="P53">Instalação LibreOffice</text:p>
        </text:list-item>
      </text:list>
      <text:p text:style-name="P6"/>
      <text:p text:style-name="P6">6.1 - Instalação</text:p>
      <text:p text:style-name="P9">Para instalar o LibreOffice basta utilizar a ferramenta apt-get:</text:p>
      <text:p text:style-name="P17">$ sudo apt-get install libreoffice-writer python-uno openjdk-6-jre </text:p>
      <text:p text:style-name="P5"/>
      <text:p text:style-name="P6">6.2 - Configuração</text:p>
      <text:p text:style-name="P11">Adicione o que está em "negrito" ao arquivo /etc/rc.local. Antes da linha que contém “exit 0”:</text:p>
      <text:p text:style-name="P11"/>
      <text:p text:style-name="P17">$ sudo vim /etc/rc.local</text:p>
      <text:p text:style-name="P19">/usr/bin/soffice -accept="socket,host=localhost,port=8100;urp;" -nofirststartwizard -headless &amp;</text:p>
      <text:p text:style-name="P18">exit 0</text:p>
      <text:p text:style-name="P9"/>
      <text:p text:style-name="P8">ATENÇÂO!! <text:span text:style-name="T8">Caso você utilize outra distribuição Linux ou instalou o OpenOffice de outra forma, deve verificar o arquivo "/var/www/e-cidade/bin/oo2pdf/oo2pdf.sh" para ajustar corretamente o caminho do OpenOffice na variável "</text:span>OOFFICE<text:span text:style-name="T8">" e do Python na variável "</text:span>OOOPYTHON<text:span text:style-name="T8">" para que a integração do e-cidade com o OpenOffice funcione corretamente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2"><text:soft-page-break/></text:p>
      <text:list xml:id="list1965703550" text:continue-numbering="true" text:style-name="L1">
        <text:list-item>
          <text:p text:style-name="P53">Instalação e-cidade</text:p>
        </text:list-item>
      </text:list>
      <text:p text:style-name="P6"/>
      <text:p text:style-name="P6"/>
      <text:p text:style-name="P6">7.1 - Introdução</text:p>
      <text:p text:style-name="P9"/>
      <text:p text:style-name="P9">Antes de mais nada devemos obter o pacote com a versão desejada, e para isso precisamos entender a nomenclatura de um pacote do software conforme segue:</text:p>
      <text:p text:style-name="P15">e-cidade-VERSAO.RELEASE.SUBRELEASE-SISTEMAOPERACIONAL.TIPO.tar.bz2</text:p>
      <text:list xml:id="list8236888440371562033" text:style-name="L2">
        <text:list-item>
          <text:p text:style-name="P54"><text:span text:style-name="T2">VERSAO</text:span>: Número da versão do e-cidade. Ex: 2</text:p>
        </text:list-item>
        <text:list-item>
          <text:p text:style-name="P54"><text:span text:style-name="T2">RELEASE</text:span>: Número da release atual do e-cidade. Ex: 3</text:p>
        </text:list-item>
        <text:list-item>
          <text:p text:style-name="P54"><text:span text:style-name="T2">SUBRELEASE</text:span>: Número da sub-release (também chamado de compilação) do e-cidade. Ex: 3</text:p>
        </text:list-item>
        <text:list-item>
          <text:p text:style-name="P54"><text:span text:style-name="T2">SISTEMAOPERACIONAL</text:span>: Sistema Operacional para o qual foi gerado o pacote de instalação. Atualmente somente "linux" é suportado</text:p>
        </text:list-item>
        <text:list-item>
          <text:p text:style-name="P55"><text:span text:style-name="T2">TIPO</text:span>: Tipo do Pacote, se não existir nenhum comentário então esse é um pacote de atualização de versão, caso contrário será indicado pelo termo "completo" que é um pacote para uma nova instalação.</text:p>
        </text:list-item>
      </text:list>
      <text:p text:style-name="P9"/>
      <text:p text:style-name="P9">Um exemplo do pacote da versão 2.3.3 ficaria assim:</text:p>
      <text:p text:style-name="P17">e-cidade-2.3.3-linux.completo.tar.bz2 (pacote para nova instalação da versão 2.3.3)</text:p>
      <text:p text:style-name="P6"/>
      <text:p text:style-name="P6">7.2 - Usuário Administrador</text:p>
      <text:p text:style-name="P11">Devemos criar um usuário para administrar o e-cidade. Criaremos então o usuário <text:s/>“dbseller”.</text:p>
      <text:p text:style-name="P11"/>
      <text:p text:style-name="P11">a) Criando o usuário no grupo correto.</text:p>
      <text:p text:style-name="P52">$ sudo useradd -d /home/dbseller -g www-data -k /etc/skel -m -s /bin/bash dbseller</text:p>
      <text:p text:style-name="P52">$ sudo passwd dbseller (definir a senha default como “dbseller”)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b) Para corrigir as permissões de criação de arquivos devemos modificar o “login.defs” e setarmos o parâmetro “umask” para ao valor “002” da seguinte maneira:</text:p>
      <text:p text:style-name="P11"/>
      <text:p text:style-name="P52">$ sudo vi /etc/login.defs</text:p>
      <text:p text:style-name="P52"/>
      <text:p text:style-name="P52">UMASK <text:s text:c="10"/>002</text:p>
      <text:p text:style-name="P11"/>
      <text:p text:style-name="P11"><text:span text:style-name="T2">Observações</text:span>: os parâmetros a serem configurados que na linha iniciam com o caracter #, este deve ser retirado.</text:p>
      <text:p text:style-name="P11"/>
      <text:p text:style-name="P6">7.3 - Criação Base de Dados do e-cidade</text:p>
      <text:p text:style-name="P11"/>
      <text:p text:style-name="P11">Para exemplificar a instalação utilizaremos o pacote denominado "e-cidade-2.3.3-linux.completo.tar.bz2" <text:s/>que deverá ser baixado do Portal do Software Público, comunidade e-cidade.</text:p>
      <text:p text:style-name="P11"/>
      <text:p text:style-name="P11">1. Descompactar o pacote no diretório /tmp</text:p>
      <text:p text:style-name="P18">$ cd /tmp</text:p>
      <text:p text:style-name="P18">$ sudo tar jxvf e-cidade-2.3.3-linux.completo.tar.bz2</text:p>
      <text:p text:style-name="P3"/>
      <text:p text:style-name="P11">2. Criação da base de dados (chamaremos a base de "e-cidade")</text:p>
      <text:p text:style-name="P18">$ cd e-cidade-2.3.3-linux.completo/sql</text:p>
      <text:p text:style-name="P18">$ psql -U postgres -h localhost template1 -c "create role ecidade with superuser login password 'ecidade'" </text:p>
      <text:p text:style-name="P18">$ psql -U postgres -h localhost template1 -c "create role dbseller with login password 'dbseller'"</text:p>
      <text:p text:style-name="P18">$ createdb -U ecidade e-cidade</text:p>
      <text:p text:style-name="P18">$ psql -U ecidade e-cidade -f e-cidade-2.3.3.sql 2&gt; /tmp/erros.txt</text:p>
      <text:p text:style-name="P18">$ vim /tmp/erros.txt</text:p>
      <text:p text:style-name="P18">$ psql -U ecidade e-cidade -c "VACUUM ANALYZE VERBOSE;"</text:p>
      <text:p text:style-name="P18"/>
      <text:p text:style-name="P11"><text:span text:style-name="T1">Observações</text:span>: Caso você queira instalar o e-cidade utilizando uma base de dados para demonstração, ou seja, com dados fictícios então no item 2, linha 5 ao invés de recuperar o arquivo “e-cidade-2.3.3.sql” mude para “e-cidade-demo-2.3.3.sql”.</text:p>
      <text:p text:style-name="P16"/>
      <text:p text:style-name="P6"><text:soft-page-break/></text:p>
      <text:p text:style-name="P6">7.4 - Instalação do pacote do e-cidade</text:p>
      <text:p text:style-name="P11"/>
      <text:p text:style-name="P11">a) Acessar o pacote e copiar programas para pasta do Apache2</text:p>
      <text:p text:style-name="P18">$ cd /tmp/e-cidade-2.3.3-linux.completo</text:p>
      <text:p text:style-name="P18">$ sudo cp -r e-cidade /var/www</text:p>
      <text:p text:style-name="P18"/>
      <text:p text:style-name="P11">b) Ajustar permissões da pasta</text:p>
      <text:p text:style-name="P18">$ sudo chown -R dbseller.www-data /var/www/e-cidade</text:p>
      <text:p text:style-name="P18">$ sudo chmod -R 775 /var/www/e-cidade</text:p>
      <text:p text:style-name="P18">$ sudo chmod -R 777 /var/www/e-cidade/tmp</text:p>
      <text:p text:style-name="P18"/>
      <text:p text:style-name="P11">c) Configurar acesso a base de dados ( conferência )</text:p>
      <text:p text:style-name="P18">$ sudo vim /var/www/e-cidade/libs/db_conn.php</text:p>
      <text:p text:style-name="P18"/>
      <text:p text:style-name="P18">(Ajustar as variáveis:)</text:p>
      <text:p text:style-name="P18">$DB_USUARIO = 'ecidade';</text:p>
      <text:p text:style-name="P18">$DB_SENHA = ''; // Ou se for definida alguma senha para o usuario ecidade no postgresql</text:p>
      <text:p text:style-name="P18">$DB_SERVIDOR = 'localhost';</text:p>
      <text:p text:style-name="P18">$DB_PORTA = '5432';</text:p>
      <text:p text:style-name="P18">$DB_PORTA_ALT = '5432';</text:p>
      <text:p text:style-name="P18">$DB_BASE = 'e-cidade';</text:p>
      <text:p text:style-name="P24"/>
      <text:p text:style-name="P22"/>
      <text:p text:style-name="P22"/>
      <text:p text:style-name="P6">7.5 – Acesso ao e-cidade</text:p>
      <text:p text:style-name="P11"/>
      <text:p text:style-name="P11">a) Se você optou por instalar o ambiente gráfico (ubuntu-desktop) junto ao servidor conforme descrito no item <text:span text:style-name="T1">2.4</text:span> então basta abrir o navegador Firefox e acessar a url:</text:p>
      <text:p text:style-name="P3"><text:a xlink:type="simple" xlink:href="http://localhost/e-cidade"><text:span text:style-name="T9">http://localhost/e-cidade</text:span></text:a></text:p>
      <text:p text:style-name="P11"/>
      <text:p text:style-name="P11">b) Caso você tenha instalado o servidor sem ambiente gráfico, então apartir de um computador desktop abra o navegador Firefox e acesse a url:</text:p>
      <text:p text:style-name="P11">http://&lt;ip_do_servidor&gt;/e-cidade</text:p>
      <text:p text:style-name="P11">Onde “ip_do_servidor” indica o entereço IP atribuído na instalação do servidor Ubuntu.</text:p>
      <text:p text:style-name="P11"><text:soft-page-break/></text:p>
      <text:p text:style-name="P11">c) Na tela de login do e-cidade informar o usuário “dbseller” e deixar a senha em branco. </text:p>
      <text:p text:style-name="P22"/>
      <text:p text:style-name="P6">ATENÇÃO! O Firefox deve estar com as “pop-up” habilitadas para o IP do Servidor para que o e-cidade possa funcionar.</text:p>
      <text:p text:style-name="P6"/>
      <text:p text:style-name="P6">7.6 - Instalação do e-cidadeonline </text:p>
      <text:p text:style-name="P11"/>
      <text:p text:style-name="P11">O pacote e-cidadeonline é o serviço disponível ao cidadão.</text:p>
      <text:p text:style-name="P11"/>
      <text:p text:style-name="P11">a) Acessar o pacote e copiar programas para pasta do Apache2</text:p>
      <text:p text:style-name="P18">$ cd /tmp/e-cidade-2.3.3-linux.completo</text:p>
      <text:p text:style-name="P18">$ sudo cp -r e-cidadeonline /var/www</text:p>
      <text:p text:style-name="P18"/>
      <text:p text:style-name="P11">b) Ajustar permissões da pasta</text:p>
      <text:p text:style-name="P18">$ sudo chown -R dbseller.www-data /var/www/e-cidadeonline</text:p>
      <text:p text:style-name="P18">$ sudo chmod -R 775 /var/www/e-cidadeonline</text:p>
      <text:p text:style-name="P18">$ sudo chmod -R 777 /var/www/e-cidadeonline/tmp</text:p>
      <text:p text:style-name="P18"/>
      <text:p text:style-name="P11">c) Configurar acesso a base de dados ( conferência )</text:p>
      <text:p text:style-name="P18">$ sudo vim /var/www/e-cidadeonline/libs/db_conn.php (Ajustar as variáveis:)</text:p>
      <text:p text:style-name="P18"/>
      <text:p text:style-name="P18">$DB_INSTITUICAO = 1;</text:p>
      <text:p text:style-name="P18">$DB_SERVIDOR = 'localhost';</text:p>
      <text:p text:style-name="P18">$DB_BASEDADOS = 'e-cidade';</text:p>
      <text:p text:style-name="P18">$DB_USUARIO = 'ecidade';</text:p>
      <text:p text:style-name="P18">$DB_SENHA = ''; // Ou se for definida alguma senha para o usuario ecidade no postgresql</text:p>
      <text:p text:style-name="P18">$DB_PORTA = '5432';</text:p>
      <text:p text:style-name="P18"/>
      <text:p text:style-name="P18"/>
      <text:p text:style-name="P18"/>
      <text:p text:style-name="P18"/>
      <text:p text:style-name="P18"/>
      <text:p text:style-name="P18"/>
      <text:p text:style-name="P24"/>
      <text:p text:style-name="P22"><text:soft-page-break/></text:p>
      <text:list xml:id="list1114815787" text:continue-list="list1965703550" text:style-name="L1">
        <text:list-item>
          <text:p text:style-name="P53">Glossário</text:p>
        </text:list-item>
      </text:list>
      <text:p text:style-name="P20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6">Termo</text:p>
            </table:table-cell>
            <table:table-cell table:style-name="Tabela7.B1" office:value-type="string">
              <text:p text:style-name="P6">Significado</text:p>
            </table:table-cell>
          </table:table-row>
        </table:table-header-rows>
        <table:table-row>
          <table:table-cell table:style-name="Tabela7.A2" office:value-type="string">
            <text:p text:style-name="P4">encoding</text:p>
          </table:table-cell>
          <table:table-cell table:style-name="Tabela7.B2" office:value-type="string">
            <text:p text:style-name="P13"><text:a xlink:type="simple" xlink:href="http://en.wikipedia.org/wiki/Character_encoding"><text:span text:style-name="T7">http://en.wikipedia.org/wiki/Character_encoding</text:span></text:a></text:p>
          </table:table-cell>
        </table:table-row>
        <table:table-row>
          <table:table-cell table:style-name="Tabela7.A2" office:value-type="string">
            <text:p text:style-name="P4">cluster</text:p>
          </table:table-cell>
          <table:table-cell table:style-name="Tabela7.B2" office:value-type="string">
            <text:p text:style-name="P13"><text:a xlink:type="simple" xlink:href="http://www.postgresql.org/docs/current/interactive/creating-cluster.html"><text:span text:style-name="T7">http://www.postgresql.org/docs/8.2/interactive/creating-cluster.html</text:span></text:a></text:p>
          </table:table-cell>
        </table:table-row>
        <table:table-row>
          <table:table-cell table:style-name="Tabela7.A2" office:value-type="string">
            <text:p text:style-name="P4">apt-get</text:p>
          </table:table-cell>
          <table:table-cell table:style-name="Tabela7.B2" office:value-type="string">
            <text:p text:style-name="P13"><text:a xlink:type="simple" xlink:href="http://www.debian.org/doc/manuals/apt-howto"><text:span text:style-name="T7">http://www.debian.org/doc/manuals/apt-howto</text:span></text:a></text:p>
            <text:p text:style-name="P13"><text:a xlink:type="simple" xlink:href="http://pt.wikipedia.org/wiki/Advanced_Packaging_Tool"><text:span text:style-name="T7">http://pt.wikipedia.org/wiki/Advanced_Packaging_Tool</text:span></text:a></text:p>
          </table:table-cell>
        </table:table-row>
        <table:table-row>
          <table:table-cell table:style-name="Tabela7.A2" office:value-type="string">
            <text:p text:style-name="P4">Vim</text:p>
          </table:table-cell>
          <table:table-cell table:style-name="Tabela7.B2" office:value-type="string">
            <text:p text:style-name="P13"><text:a xlink:type="simple" xlink:href="http://www.vim.org/"><text:span text:style-name="T7">http://www.vim.org</text:span></text:a></text:p>
          </table:table-cell>
        </table:table-row>
        <table:table-row>
          <table:table-cell table:style-name="Tabela7.A2" office:value-type="string">
            <text:p text:style-name="P4">Firefox</text:p>
          </table:table-cell>
          <table:table-cell table:style-name="Tabela7.B2" office:value-type="string">
            <text:p text:style-name="P13"><text:a xlink:type="simple" xlink:href="http://www.mozilla.org/firefox"><text:span text:style-name="T7">http://www.mozilla.org/firefox</text:span></text:a></text:p>
          </table:table-cell>
        </table:table-row>
        <table:table-row>
          <table:table-cell table:style-name="Tabela7.A2" office:value-type="string">
            <text:p text:style-name="P4">DBSeller Sistemas</text:p>
          </table:table-cell>
          <table:table-cell table:style-name="Tabela7.B2" office:value-type="string">
            <text:p text:style-name="P13"><text:a xlink:type="simple" xlink:href="http://www.dbseller.com.br/"><text:span text:style-name="T7">http://www.dbseller.com.br</text:span></text:a></text:p>
          </table:table-cell>
        </table:table-row>
        <table:table-row>
          <table:table-cell table:style-name="Tabela7.A2" office:value-type="string">
            <text:p text:style-name="P4">proxy</text:p>
          </table:table-cell>
          <table:table-cell table:style-name="Tabela7.B2" office:value-type="string">
            <text:p text:style-name="P13"><text:a xlink:type="simple" xlink:href="http://pt.wikipedia.org/wiki/Proxy"><text:span text:style-name="T7">http://pt.wikipedia.org/wiki/Proxy</text:span></text:a></text:p>
          </table:table-cell>
        </table:table-row>
        <table:table-row>
          <table:table-cell table:style-name="Tabela7.A2" office:value-type="string">
            <text:p text:style-name="P4">squid</text:p>
          </table:table-cell>
          <table:table-cell table:style-name="Tabela7.B2" office:value-type="string">
            <text:p text:style-name="P13"><text:a xlink:type="simple" xlink:href="http://pt.wikipedia.org/wiki/Squid"><text:span text:style-name="T7">http://pt.wikipedia.org/wiki/Squid</text:span></text:a></text:p>
          </table:table-cell>
        </table:table-row>
      </table:table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Lucidasans1" svg:font-family="Lucidasans"/>
    <style:font-face style:name="StarSymbol1" svg:font-family="StarSymbol"/>
    <style:font-face style:name="CAAAAA+BitstreamVeraSerif-Roman" svg:font-family="CAAAAA+BitstreamVeraSerif-Roman" style:font-family-generic="roman"/>
    <style:font-face style:name="Avant Garde Gothic" svg:font-family="'Avant Garde Gothic'" style:font-family-generic="swiss"/>
    <style:font-face style:name="Courier 10 Pitch" svg:font-family="'Courier 10 Pitch'" style:font-pitch="fixed"/>
    <style:font-face style:name="Avant Garde Gothic1" svg:font-family="'Avant Garde Gothic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5.865cm" style:rel-column-width="20226*"/>
    </style:style>
    <style:style style:name="Tabela2.B" style:family="table-column">
      <style:table-column-properties style:column-width="8.363cm" style:rel-column-width="28843*"/>
    </style:style>
    <style:style style:name="Tabela2.C" style:family="table-column">
      <style:table-column-properties style:column-width="4.775cm" style:rel-column-width="16466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2.C1" style:family="table-cell">
      <style:table-cell-properties style:vertical-align="middle" fo:padding="0.097cm" fo:border="0.002cm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-left="none" fo:border-right="none" fo:border-top="0.002cm solid #000000" fo:border-bottom="none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vant Garde Gothic1" fo:font-size="12pt" fo:font-weight="bold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4" style:family="paragraph" style:parent-style-name="Footer">
      <style:text-properties style:font-name="Avant Garde Gothic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office:value-type="string">
              <text:p text:style-name="MP1"><draw:frame draw:style-name="Mfr1" draw:name="figura1" text:anchor-type="paragraph" svg:x="0.143cm" svg:y="0.471cm" svg:width="5.182cm" svg:height="1.829cm" draw:z-index="12"><draw:image xlink:href="Pictures/10000000000000B50000003E3D575B44.png" xlink:type="simple" xlink:show="embed" xlink:actuate="onLoad"/></draw:frame></text:p>
            </table:table-cell>
            <table:table-cell table:style-name="Tabela2.B1" office:value-type="string">
              <text:p text:style-name="MP2">Manual Instalação e-cidade no </text:p>
              <text:p text:style-name="MP2">Ubuntu Server 12.04 LTS</text:p>
            </table:table-cell>
            <table:table-cell table:style-name="Tabela2.C1" office:value-type="string">
              <text:p text:style-name="MP3">Versão 1.0</text:p>
              <text:p text:style-name="MP1">05/11/2011</text:p>
            </table:table-cell>
          </table:table-row>
        </table:table>
        <text:p text:style-name="Standard"/>
      </style:header>
      <style:footer>
        <table:table table:name="Tabela3" table:style-name="Tabela3">
          <table:table-column table:style-name="Tabela3.A"/>
          <table:table-row>
            <table:table-cell table:style-name="Tabela3.A1" office:value-type="string">
              <text:p text:style-name="MP4"><text:tab/><text:tab/>Página <text:page-number text:select-page="current">10</text:page-number>/<text:page-count>13</text:page-count></text:p>
            </table:table-cell>
          </table:table-row>
        </table:table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Linux OpenOffice.org_project/341m1$Build-9593</meta:generator>
    <meta:creation-date>2009-09-21T15:17:06</meta:creation-date>
    <dc:date>2012-11-28T11:00:56</dc:date>
    <meta:editing-cycles>203</meta:editing-cycles>
    <meta:editing-duration>P2DT16H7M28S</meta:editing-duration>
    <meta:printed-by>Felipe Die</meta:printed-by>
    <meta:print-date>2012-11-06T11:01:35</meta:print-date>
    <meta:document-statistic meta:table-count="5" meta:image-count="1" meta:object-count="0" meta:page-count="13" meta:paragraph-count="260" meta:word-count="1858" meta:character-count="13348"/>
    <meta:user-defined meta:name="Info 1"/>
    <meta:user-defined meta:name="Info 2"/>
    <meta:user-defined meta:name="Info 3"/>
    <meta:user-defined meta:name="Info 4"/>
    <meta:template xlink:type="simple" xlink:actuate="onRequest" xlink:title="Modelo_Especificacao_Tecnica_Melhoria_v1.0" xlink:href="../../../../../dbseller/.openoffice.org/3/user/template/Modelo_Especificacao_Tecnica_Melhoria_v1.0.ott" meta:date="2009-09-21T15:17:05"/>
  </office:meta>
</office:document-meta>
</file>